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d6ba" officeooo:paragraph-rsid="000dd6ba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dd6ba" officeooo:paragraph-rsid="000dd6ba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dd6ba" officeooo:paragraph-rsid="000dd6ba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0dd6ba" officeooo:paragraph-rsid="000dd6ba"/>
    </style:style>
    <style:style style:name="P5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0fcbc7" officeooo:paragraph-rsid="000fcbc7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1debb" officeooo:paragraph-rsid="0011debb"/>
    </style:style>
    <style:style style:name="P7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1debb" officeooo:paragraph-rsid="0011debb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tyle="normal" style:text-underline-style="solid" style:text-underline-width="auto" style:text-underline-color="font-color" officeooo:rsid="000dd6ba" officeooo:paragraph-rsid="000dd6ba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tyle="normal" style:text-underline-style="solid" style:text-underline-width="auto" style:text-underline-color="font-color" officeooo:rsid="000fcbc7" officeooo:paragraph-rsid="000fcbc7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officeooo:rsid="000fcbc7" officeooo:paragraph-rsid="000fcbc7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0fcbc7" officeooo:paragraph-rsid="0011debb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Sans" officeooo:paragraph-rsid="0011debb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ans" officeooo:paragraph-rsid="0011debb"/>
    </style:style>
    <style:style style:name="P14" style:family="paragraph" style:parent-style-name="Standard">
      <style:paragraph-properties fo:text-align="start" style:justify-single-word="false"/>
      <style:text-properties style:font-name="Liberation Sans" style:text-underline-style="none" officeooo:rsid="0011debb" officeooo:paragraph-rsid="0011debb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5pt" fo:font-weight="bold" officeooo:rsid="000dd6ba" officeooo:paragraph-rsid="000dd6ba" style:font-size-asian="15pt" style:font-weight-asian="bold" style:font-size-complex="15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dd6ba" fo:background-color="#ffff00" loext:char-shading-value="0"/>
    </style:style>
    <style:style style:name="T4" style:family="text">
      <style:text-properties officeooo:rsid="000dd6ba" fo:background-color="#ff4000" loext:char-shading-value="0"/>
    </style:style>
    <style:style style:name="T5" style:family="text">
      <style:text-properties fo:background-color="#3faf46" loext:char-shading-value="0"/>
    </style:style>
    <style:style style:name="T6" style:family="text">
      <style:text-properties fo:background-color="#3faf46" loext:char-shading-value="0"/>
    </style:style>
    <style:style style:name="T7" style:family="text">
      <style:text-properties fo:background-color="#8d1d75" loext:char-shading-value="0"/>
    </style:style>
    <style:style style:name="T8" style:family="text">
      <style:text-properties fo:background-color="#8d1d75" loext:char-shading-value="0"/>
    </style:style>
    <style:style style:name="T9" style:family="text">
      <style:text-properties officeooo:rsid="000dd6ba" fo:background-color="#8d1d75" loext:char-shading-value="0"/>
    </style:style>
    <style:style style:name="T10" style:family="text">
      <style:text-properties fo:background-color="#ff8000" loext:char-shading-value="0"/>
    </style:style>
    <style:style style:name="T11" style:family="text">
      <style:text-properties fo:background-color="#ff8000" loext:char-shading-value="0"/>
    </style:style>
    <style:style style:name="T12" style:family="text">
      <style:text-properties officeooo:rsid="000dd6ba" fo:background-color="#ff8000" loext:char-shading-value="0"/>
    </style:style>
    <style:style style:name="T13" style:family="text">
      <style:text-properties officeooo:rsid="000dd6ba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0b283" fo:background-color="transparent" loext:char-shading-value="0"/>
    </style:style>
    <style:style style:name="T16" style:family="text">
      <style:text-properties fo:background-color="#ff0000" loext:char-shading-value="0"/>
    </style:style>
    <style:style style:name="T17" style:family="text">
      <style:text-properties fo:background-color="#ff0000" loext:char-shading-value="0"/>
    </style:style>
    <style:style style:name="T18" style:family="text">
      <style:text-properties officeooo:rsid="000dd6ba" fo:background-color="#ff0000" loext:char-shading-value="0"/>
    </style:style>
    <style:style style:name="T19" style:family="text">
      <style:text-properties officeooo:rsid="0010b283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11debb"/>
    </style:style>
    <style:style style:name="T22" style:family="text">
      <style:text-properties style:text-underline-style="none" officeooo:rsid="0011debb" fo:background-color="#ff0000" loext:char-shading-value="0"/>
    </style:style>
    <style:style style:name="T23" style:family="text">
      <style:text-properties style:text-underline-style="none" officeooo:rsid="0011debb" fo:background-color="#ffff00" loext:char-shading-value="0"/>
    </style:style>
    <style:style style:name="T24" style:family="text">
      <style:text-properties style:text-underline-style="none" officeooo:rsid="0011debb" fo:background-color="#8d1d75" loext:char-shading-value="0"/>
    </style:style>
    <style:style style:name="T25" style:family="text">
      <style:text-properties style:text-underline-style="none" officeooo:rsid="0011debb" fo:background-color="#3faf46" loext:char-shading-value="0"/>
    </style:style>
    <style:style style:name="T26" style:family="text">
      <style:text-properties style:text-underline-style="none" officeooo:rsid="0011debb" fo:background-color="#ff8000" loext:char-shading-value="0"/>
    </style:style>
    <style:style style:name="T27" style:family="text">
      <style:text-properties style:font-name="Liberation Sans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start-value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Utilisation de Wireshark pour voir le trafic réseau</text:p>
      <text:p text:style-name="P2"/>
      <text:list text:style-name="L1">
        <text:list-item>
          <text:p text:style-name="P4">Analyse d’une trame http (serveur web non sécurisé)</text:p>
        </text:list-item>
      </text:list>
      <text:p text:style-name="P8"/>
      <text:p text:style-name="P9">Manipulation:</text:p>
      <text:p text:style-name="P9"/>
      <text:p text:style-name="P3">-Menu capture option: eno1, démarrer</text:p>
      <text:p text:style-name="P1"><text:span text:style-name="T27">-Firefox requête URL, </text:span><text:a xlink:type="simple" xlink:href="http://www.lyceefavard-gueret.fr/" text:style-name="Internet_20_link" text:visited-style-name="Visited_20_Internet_20_Link"><text:span text:style-name="T27">http://www.lyceefavard-gueret.fr/</text:span></text:a></text:p>
      <text:p text:style-name="P3">-Dans Wireshark: cliquer sur stop</text:p>
      <text:p text:style-name="P3">-Appliquer un filtre HTTP (display filter)</text:p>
      <text:p text:style-name="P3">-Sélectionner la ligne HTTP/1.1 200 OK (text/html)</text:p>
      <text:p text:style-name="P3">-Clique droit, copier, «Copy Bytes as HEX + ASCII dump»</text:p>
      <text:p text:style-name="P3"/>
      <text:p text:style-name="P10"><text:span text:style-name="T19">A</text:span>dresse Ip destination: 172.18.58.150, <text:span text:style-name="T6">AC 12 3A 89</text:span>; </text:p>
      <text:p text:style-name="P10"><text:span text:style-name="T19">A</text:span>dresse Ip source: <text:span text:style-name="T19">80.247.226.42,</text:span> <text:span text:style-name="T9">50 f7 e2 2a</text:span><text:span text:style-name="T13">;</text:span></text:p>
      <text:p text:style-name="P10"><text:span text:style-name="T19">A</text:span>dresse Mac destination: <text:span text:style-name="T3">50 65 f3 4f bc 29</text:span>;</text:p>
      <text:p text:style-name="P10"><text:span text:style-name="T19">A</text:span>dresse Mac source: <text:s/><text:span text:style-name="T18">54 9f 35 19 61 a4</text:span><text:span text:style-name="T13">;</text:span></text:p>
      <text:p text:style-name="P10"><text:span text:style-name="T4"/></text:p>
      <text:p text:style-name="P10"><text:span text:style-name="T13">P</text:span><text:span text:style-name="T14">ort </text:span><text:span text:style-name="T15">source</text:span><text:span text:style-name="T14">: <text:s/></text:span><text:span text:style-name="T12">00 50</text:span></text:p>
      <text:p text:style-name="P10"><text:span text:style-name="T12"/></text:p>
      <text:p text:style-name="P10"><text:span text:style-name="T12"/></text:p>
      <text:p text:style-name="P5">Texte Copié:</text:p>
      <text:p text:style-name="P5"/>
      <text:p text:style-name="P3">0000 <text:s text:c="2"/><text:span text:style-name="T2">50 65 f3 4f bc 29</text:span> <text:span text:style-name="T17">54 9f 35 19 61 a4</text:span> 08 00 45 00 <text:s text:c="2"/>Pe.O.)T.5.a...E.</text:p>
      <text:p text:style-name="P3">0010 <text:s text:c="2"/>06 67 ed 56 40 00 36 06 37 7d <text:span text:style-name="T8">50 f7 e2 2a </text:span><text:span text:style-name="T6">ac 12</text:span> <text:s text:c="2"/>.g.V@.6.7}P..*..</text:p>
      <text:p text:style-name="P3">0020 <text:s text:c="2"/><text:span text:style-name="T6">3a 89</text:span> <text:span text:style-name="T11">00 50</text:span> 88 dc 82 e9 da c4 18 b0 72 0b 80 18 <text:s text:c="2"/>:..P........r...</text:p>
      <text:p text:style-name="P3">0030 <text:s text:c="2"/>00 7a 20 17 00 00 01 01 08 0a 40 ec 99 d6 f4 63 <text:s text:c="2"/>.z .......@....c</text:p>
      <text:p text:style-name="P3">0040 <text:s text:c="2"/>34 19 74 65 2f 66 61 76 61 72 64 32 33 2d 6d 6f <text:s text:c="2"/>4.te/favard23-mo</text:p>
      <text:p text:style-name="P3">0050 <text:s text:c="2"/>64 65 6c 65 34 2f 6a 73 2f 73 65 6c 65 63 74 6e <text:s text:c="2"/>dele4/js/selectn</text:p>
      <text:p text:style-name="P3">0060 <text:s text:c="2"/>61 76 2e 6d 69 6e 2e 6a 73 22 3e 3c 2f 73 63 72 <text:s text:c="2"/>av.min.js"&gt;&lt;/scr</text:p>
      <text:p text:style-name="P3">0070 <text:s text:c="2"/>69 70 74 3e 0d 0a 3c 73 63 72 69 70 74 20 73 72 <text:s text:c="2"/>ipt&gt;..&lt;script sr</text:p>
      <text:p text:style-name="P3">0080 <text:s text:c="2"/>63 3d 22 2e 2e 2f 74 65 6d 70 6c 61 74 65 2f 66 <text:s text:c="2"/>c="../template/f</text:p>
      <text:p text:style-name="P3">0090 <text:s text:c="2"/>61 76 61 72 64 32 33 2d 6d 6f 64 65 6c 65 34 2f <text:s text:c="2"/>avard23-modele4/</text:p>
      <text:p text:style-name="P3">00a0 <text:s text:c="2"/>6a 73 2f 68 74 6d 6c 35 6d 65 64 69 61 2e 6d 69 <text:s text:c="2"/>js/html5media.mi</text:p>
      <text:p text:style-name="P3">00b0 <text:s text:c="2"/>6e 2e 6a 73 22 3e 3c 2f 73 63 72 69 70 74 3e 20 <text:s text:c="2"/>n.js"&gt;&lt;/script&gt; </text:p>
      <text:p text:style-name="P3">00c0 <text:s text:c="2"/>3c 21 2d 2d 20 43 72 6f 73 73 2d 62 72 6f 77 73 <text:s text:c="2"/>&lt;!-- Cross-brows</text:p>
      <text:p text:style-name="P3">00d0 <text:s text:c="2"/>65 72 20 73 6f 6c 75 74 69 6f 6e 20 66 6f 72 20 <text:s text:c="2"/>er solution for </text:p>
      <text:p text:style-name="P3">00e0 <text:s text:c="2"/>65 6d 62 65 64 64 69 6e 67 20 48 54 4d 4c 35 20 <text:s text:c="2"/>embedding HTML5 </text:p>
      <text:p text:style-name="P3">...</text:p>
      <text:p text:style-name="P3">05a0 <text:s text:c="2"/>72 65 72 29 3b 0d 0a 0d 0a 09 76 61 72 20 69 6d <text:s text:c="2"/>rer);.....var im</text:p>
      <text:p text:style-name="P3">05b0 <text:s text:c="2"/>61 67 65 20 3d 20 6e 65 77 20 49 6d 61 67 65 28 <text:s text:c="2"/>age = new Image(</text:p>
      <text:p text:style-name="P3">05d0 <text:s text:c="2"/>72 63 20 3d 20 6c 69 65 6e 3b 0d 0a 7d 29 28 29 <text:s text:c="2"/>rc = lien;..})()</text:p>
      <text:p text:style-name="P3">05e0 <text:s text:c="2"/>3b 0d 0a 3c 2f 73 63 72 69 70 74 3e 0d 0a 3c 6e <text:s text:c="2"/>;..&lt;/script&gt;..&lt;n</text:p>
      <text:p text:style-name="P3">05f0 <text:s text:c="2"/>6f 73 63 72 69 70 74 3e 0d 0a 3c 69 6d 67 20 77 <text:s text:c="2"/>oscript&gt;..&lt;img w</text:p>
      <text:p text:style-name="P3">0600 <text:s text:c="2"/>69 64 74 68 3d 22 31 22 20 68 65 69 67 68 74 3d <text:s text:c="2"/>idth="1" height=</text:p>
      <text:p text:style-name="P3">0610 <text:s text:c="2"/>22 31 22 20 73 72 63 3d 22 2f 69 73 65 6e 73 5f <text:s text:c="2"/>"1" src="/isens_</text:p>
      <text:p text:style-name="P3">0620 <text:s text:c="2"/>6d 61 72 6b 65 72 2e 70 68 70 3f 76 65 72 73 69 <text:s text:c="2"/>marker.php?versi</text:p>
      <text:p text:style-name="P3">0630 <text:s text:c="2"/>6f 6e 3d 39 26 70 61 67 65 3d 41 63 63 75 65 69 <text:s text:c="2"/>on=9&amp;page=Accuei</text:p>
      <text:p text:style-name="P3">0640 <text:s text:c="2"/>6c 22 20 61 6c 74 3d 22 22 20 2f 3e 0d 0a 3c 2f <text:s text:c="2"/>l" alt="" /&gt;..&lt;/</text:p>
      <text:p text:style-name="P3">0650 <text:s text:c="2"/>6e 6f 73 63 72 69 70 74 3e 0d 0a 09 3c 2f 62 6f <text:s text:c="2"/>noscript&gt;...&lt;/bo</text:p>
      <text:p text:style-name="P3">0660 <text:s text:c="2"/>64 79 3e 0d 0a 3c 2f 68 74 6d 6c 3e 0d 0a 0d 0a <text:s text:c="2"/>dy&gt;..&lt;/html&gt;....</text:p>
      <text:p text:style-name="P3">0670 <text:s text:c="2"/>30 0d 0a 0d 0a <text:s text:c="35"/>0.…</text:p>
      <text:p text:style-name="P3"><text:soft-page-break/></text:p>
      <text:list text:style-name="L2">
        <text:list-item>
          <text:p text:style-name="P6">Analyse d’une trame ICMP<text:span text:style-name="T20"/></text:p>
        </text:list-item>
      </text:list>
      <text:p text:style-name="P7"/>
      <text:list text:continue-numbering="true" text:style-name="L2">
        <text:list-item>
          <text:list>
            <text:list-item>
              <text:p text:style-name="P12"><text:span text:style-name="T21">1 Requête</text:span></text:p>
            </text:list-item>
          </text:list>
        </text:list-item>
      </text:list>
      <text:p text:style-name="P14"/>
      <text:p text:style-name="P11"><text:span text:style-name="T19">A</text:span>dresse Ip destination: <text:span text:style-name="T25">ac 12</text:span><text:span text:style-name="T6"> </text:span><text:span text:style-name="T25">3a 94</text:span>; </text:p>
      <text:p text:style-name="P11"><text:span text:style-name="T19">A</text:span>dresse Ip source: <text:span text:style-name="T24">ac 12 3a 89</text:span><text:span text:style-name="T13">;</text:span></text:p>
      <text:p text:style-name="P11"><text:span text:style-name="T19">A</text:span>dresse Mac destination: <text:span text:style-name="T23">50 65 f3 4f bc 1d</text:span>;</text:p>
      <text:p text:style-name="P11"><text:span text:style-name="T19">A</text:span>dresse Mac source: <text:s/><text:span text:style-name="T22">50 65 f3 4f bc 29</text:span><text:span text:style-name="T13">;</text:span></text:p>
      <text:p text:style-name="P11"><text:span text:style-name="T4"/></text:p>
      <text:p text:style-name="P11"><text:span text:style-name="T13">P</text:span><text:span text:style-name="T14">ort </text:span><text:span text:style-name="T15">source</text:span><text:span text:style-name="T14">: </text:span><text:span text:style-name="T13"><text:s/></text:span><text:span text:style-name="T26">08</text:span></text:p>
      <text:p text:style-name="P14"/>
      <text:p text:style-name="P14">0000 <text:s text:c="2"/><text:span text:style-name="T2">50 65 f3 4f bc 1d</text:span> <text:span text:style-name="T17">50 65 f3 4f bc 29</text:span> 08 00 45 00 <text:s text:c="2"/>Pe.O..Pe.O.)..E.</text:p>
      <text:p text:style-name="P14">0010 <text:s text:c="2"/>00 54 5c 8c 40 00 40 01 10 db<text:span text:style-name="T14"> </text:span><text:span text:style-name="T8">ac 12 3a 89</text:span><text:span text:style-name="T14"> </text:span><text:span text:style-name="T6">ac 12</text:span> <text:s text:c="2"/>.T\.@.@.....:...</text:p>
      <text:p text:style-name="P14">0020 <text:s text:c="2"/><text:span text:style-name="T6">3a 94</text:span> <text:span text:style-name="T11">08</text:span><text:span text:style-name="T14"> 00</text:span> ac f5 00 01 00 01 ea 59 1d 65 00 00 <text:s text:c="2"/>:..........Y.e..</text:p>
      <text:p text:style-name="P14">0030 <text:s text:c="2"/>00 00 7d 76 07 00 00 00 00 00 10 11 12 13 14 15 <text:s text:c="2"/>..}v............</text:p>
      <text:p text:style-name="P14">0040 <text:s text:c="2"/>16 17 18 19 1a 1b 1c 1d 1e 1f 20 21 22 23 24 25 <text:s text:c="2"/>.......... !"#$%</text:p>
      <text:p text:style-name="P14">0050 <text:s text:c="2"/>26 27 28 29 2a 2b 2c 2d 2e 2f 30 31 32 33 34 35 <text:s text:c="2"/>&amp;'()*+,-./012345</text:p>
      <text:p text:style-name="P14">0060 <text:s text:c="2"/>36 37 <text:s text:c="44"/>67</text:p>
      <text:p text:style-name="P14"/>
      <text:p text:style-name="P14"/>
      <text:list text:style-name="L3">
        <text:list-item>
          <text:list>
            <text:list-item>
              <text:p text:style-name="P13"><text:span text:style-name="T21">2 Réponse</text:span></text:p>
            </text:list-item>
          </text:list>
        </text:list-item>
      </text:list>
      <text:p text:style-name="P14"/>
      <text:p text:style-name="P11"><text:span text:style-name="T19">A</text:span>dresse Ip destination: <text:span text:style-name="T25">ac 12</text:span><text:span text:style-name="T6"> </text:span><text:span text:style-name="T25">3a 89</text:span>; </text:p>
      <text:p text:style-name="P11"><text:span text:style-name="T19">A</text:span>dresse Ip source: <text:span text:style-name="T24">ac 12 3a 94</text:span><text:span text:style-name="T13">;</text:span></text:p>
      <text:p text:style-name="P11"><text:span text:style-name="T19">A</text:span>dresse Mac destination: <text:span text:style-name="T23">50 65 f3 4f bc 29</text:span>;</text:p>
      <text:p text:style-name="P11"><text:span text:style-name="T19">A</text:span>dresse Mac source: <text:s/><text:span text:style-name="T22">50 65 f3 4f bc 1d</text:span><text:span text:style-name="T13">;</text:span></text:p>
      <text:p text:style-name="P11"><text:span text:style-name="T4"/></text:p>
      <text:p text:style-name="P11"><text:span text:style-name="T13">P</text:span><text:span text:style-name="T14">ort </text:span><text:span text:style-name="T15">source</text:span><text:span text:style-name="T14">: <text:s/></text:span><text:span text:style-name="T26">00</text:span></text:p>
      <text:p text:style-name="P14"/>
      <text:p text:style-name="P14">0000 <text:s text:c="2"/><text:span text:style-name="T2">50 65 f3 4f bc 29</text:span> <text:span text:style-name="T17">50 65 f3 4f bc 1d</text:span> 08 00 45 00 <text:s text:c="2"/>Pe.O.)Pe.O....E.</text:p>
      <text:p text:style-name="P14">0010 <text:s text:c="2"/>00 54 72 b1 00 00 40 01 3a b6 <text:span text:style-name="T8">ac 12 3a 94</text:span> <text:span text:style-name="T6">ac 12</text:span> <text:s text:c="2"/>.Tr...@.:...:...</text:p>
      <text:p text:style-name="P14">0020 <text:s text:c="2"/><text:span text:style-name="T6">3a 89</text:span> <text:span text:style-name="T11">00</text:span><text:span text:style-name="T14"> 00</text:span> b4 f5 00 01 00 01 ea 59 1d 65 00 00 <text:s text:c="2"/>:..........Y.e..</text:p>
      <text:p text:style-name="P14">0030 <text:s text:c="2"/>00 00 7d 76 07 00 00 00 00 00 10 11 12 13 14 15 <text:s text:c="2"/>..}v............</text:p>
      <text:p text:style-name="P14">0040 <text:s text:c="2"/>16 17 18 19 1a 1b 1c 1d 1e 1f 20 21 22 23 24 25 <text:s text:c="2"/>.......... !"#$%</text:p>
      <text:p text:style-name="P14">0050 <text:s text:c="2"/>26 27 28 29 2a 2b 2c 2d 2e 2f 30 31 32 33 34 35 <text:s text:c="2"/>&amp;'()*+,-./012345</text:p>
      <text:p text:style-name="P14">0060 <text:s text:c="2"/>36 37 <text:s text:c="44"/>6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4:02:38.914563063</meta:creation-date>
    <meta:generator>LibreOffice/7.5.5.2$Linux_X86_64 LibreOffice_project/50$Build-2</meta:generator>
    <dc:date>2023-10-04T14:46:22.592334417</dc:date>
    <meta:editing-duration>PT43M44S</meta:editing-duration>
    <meta:editing-cycles>6</meta:editing-cycles>
    <meta:document-statistic meta:table-count="0" meta:image-count="0" meta:object-count="0" meta:page-count="2" meta:paragraph-count="71" meta:word-count="913" meta:character-count="4007" meta:non-whitespace-character-count="2872"/>
  </office:meta>
</office:document-meta>
</file>